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7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8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9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3" style:family="paragraph" style:parent-style-name="Preformatted_20_Text">
      <style:text-properties style:font-name="Liberation Sans" fo:font-size="10pt" style:font-size-asian="8.75pt" style:font-size-complex="10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5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16" style:family="paragraph" style:parent-style-name="Standard">
      <style:text-properties style:font-name="Liberation Sans" fo:font-size="10pt" style:font-size-asian="10pt" style:font-size-complex="10pt"/>
    </style:style>
    <style:style style:name="P17" style:family="paragraph" style:parent-style-name="Standard">
      <style:text-properties style:font-name="Liberation Sans" fo:font-size="10pt" fo:font-weight="bold" style:font-size-asian="8.75pt" style:font-weight-asian="bold" style:font-size-complex="10pt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8pt" style:font-size-complex="8pt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T1" style:family="text">
      <style:text-properties fo:font-size="7pt" style:font-size-complex="7pt"/>
    </style:style>
    <style:style style:name="T2" style:family="text">
      <style:text-properties fo:font-size="7pt" officeooo:rsid="0006a122" style:font-size-complex="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WenQuanYi Micro Hei1" style:font-weight-asian="normal" style:font-name-complex="Lohit Hindi2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0">[langs.trans(BillFrom);onformat=decode] :</text:p>
          </table:table-cell>
          <table:table-cell table:style-name="Tableau3.B1" office:value-type="string">
            <text:p text:style-name="P8"/>
          </table:table-cell>
          <table:table-cell table:style-name="Tableau3.C1" office:value-type="string">
            <text:p text:style-name="P9">[langs.trans(BillingContact);onformat=decode] :</text:p>
          </table:table-cell>
        </table:table-row>
        <table:table-row>
          <table:table-cell table:style-name="Tableau3.A2" office:value-type="string">
            <text:p text:style-name="P11">[mysoc.nom]</text:p>
            <text:p text:style-name="P12">[mysoc.address]</text:p>
            <text:p text:style-name="P12">[mysoc.zip] [mysoc.town]</text:p>
            <text:p text:style-name="P12">[mysoc.country]</text:p>
            <text:p text:style-name="P12"/>
            <text:p text:style-name="P12">[langs.trans(PhoneNumber);onformat=decode] : [mysoc.phone]</text:p>
            <text:p text:style-name="P12">[langs.trans(Fax);onformat=decode] : [mysoc.fax]</text:p>
            <text:p text:style-name="P12">[langs.trans(Email);onformat=decode] : [mysoc.email]</text:p>
            <text:p text:style-name="P12">[langs.trans(Web);onformat=decode] : [mysoc.url]</text:p>
          </table:table-cell>
          <table:table-cell table:style-name="Tableau3.B2" office:value-type="string">
            <text:p text:style-name="P7"/>
          </table:table-cell>
          <table:table-cell table:style-name="Tableau3.C2" office:value-type="string">
            <text:p text:style-name="P2">[societe.name]</text:p>
            <text:p text:style-name="P3">[contact.CUSTOMER.civility;noerr] [contact.CUSTOMER.firstname;noerr] [contact.CUSTOMER.lastname;magnet=text:p;noerr]</text:p>
            <text:p text:style-name="P3">[societe.address]</text:p>
            <text:p text:style-name="P3">[societe.zip] [societe.town]</text:p>
            <text:p text:style-name="P12">[societe.country]</text:p>
            <text:p text:style-name="P12"><text:line-break/>[langs.trans(VATIntraShort);onformat=decode] : [societe.tva_intra;magnet=text:p]</text:p>
          </table:table-cell>
        </table:table-row>
      </table:table>
      <text:p text:style-name="P13"/>
      <text:p text:style-name="P15">[doc.note_public;magnet=text:p]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[langs.trans(Reference);onformat=decode]</text:p>
          </table:table-cell>
          <table:table-cell table:style-name="Tableau1.A1" office:value-type="string">
            <text:p text:style-name="P4">[langs.trans(Designation);onformat=decode]</text:p>
          </table:table-cell>
          <table:table-cell table:style-name="Tableau1.A1" office:value-type="string">
            <text:p text:style-name="P4">[langs.trans(VAT);onformat=decode]</text:p>
          </table:table-cell>
          <table:table-cell table:style-name="Tableau1.A1" office:value-type="string">
            <text:p text:style-name="P4">[langs.trans(Qty);onformat=decode]</text:p>
          </table:table-cell>
          <table:table-cell table:style-name="Tableau1.A1" office:value-type="string">
            <text:p text:style-name="P4">[langs.trans(UnitPriceHT);onformat=decode]</text:p>
          </table:table-cell>
          <table:table-cell table:style-name="Tableau1.A1" office:value-type="string">
            <text:p text:style-name="P4">[langs.trans(Discount);onformat=decode]</text:p>
            <text:p text:style-name="P4">%</text:p>
          </table:table-cell>
          <table:table-cell table:style-name="Tableau1.G1" office:value-type="string">
            <text:p text:style-name="P4">[langs.trans(TotalHTShort);onformat=decode]</text:p>
            <text:p text:style-name="P4">Euros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tva_tx;frm=0 000,00]</text:p>
          </table:table-cell>
          <table:table-cell table:style-name="Tableau1.D2" office:value-type="string">
            <text:p text:style-name="P4">[tab.qty]</text:p>
          </table:table-cell>
          <table:table-cell table:style-name="Tableau1.E2" office:value-type="string">
            <text:p text:style-name="P5">[tab.subprice;frm=0 000,00]</text:p>
          </table:table-cell>
          <table:table-cell table:style-name="Tableau1.F2" office:value-type="string">
            <text:p text:style-name="P4">[tab.remise_percent]</text:p>
          </table:table-cell>
          <table:table-cell table:style-name="Tableau1.G2" office:value-type="string">
            <text:p text:style-name="P5">[tab.total_ht;frm=0 000,00]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18"/>
          </table:table-cell>
          <table:table-cell table:style-name="Tableau1.C3" office:value-type="string">
            <text:p text:style-name="P18"/>
          </table:table-cell>
          <table:table-cell table:style-name="Tableau1.D3" office:value-type="string">
            <text:p text:style-name="P18"/>
          </table:table-cell>
          <table:table-cell table:style-name="Tableau1.E3" table:number-columns-spanned="2" office:value-type="string">
            <text:p text:style-name="P5">[langs.trans(TotalHTShort);onformat=decode]</text:p>
          </table:table-cell>
          <table:covered-table-cell/>
          <table:table-cell table:style-name="Tableau1.G5" office:value-type="string">
            <text:p text:style-name="P5">[doc.total_ht;frm=0 000,00]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18"/>
          </table:table-cell>
          <table:table-cell table:style-name="Tableau1.C4" office:value-type="string">
            <text:p text:style-name="P18"/>
          </table:table-cell>
          <table:table-cell table:style-name="Tableau1.D4" office:value-type="string">
            <text:p text:style-name="P18"/>
          </table:table-cell>
          <table:table-cell table:style-name="Tableau1.E3" table:number-columns-spanned="2" office:value-type="string">
            <text:p text:style-name="P5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5">[tva.montant;frm=0 000,00]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18"/>
          </table:table-cell>
          <table:table-cell table:style-name="Tableau1.C5" office:value-type="string">
            <text:p text:style-name="P18"/>
          </table:table-cell>
          <table:table-cell table:style-name="Tableau1.D5" office:value-type="string">
            <text:p text:style-name="P18"/>
          </table:table-cell>
          <table:table-cell table:style-name="Tableau1.E3" table:number-columns-spanned="2" office:value-type="string">
            <text:p text:style-name="P5">[langs.trans(TotalTTCShort);onformat=decode]</text:p>
          </table:table-cell>
          <table:covered-table-cell/>
          <table:table-cell table:style-name="Tableau1.G5" office:value-type="string">
            <text:p text:style-name="P5"><text:s/>[doc.total_ttc;frm=0 000,00]</text:p>
          </table:table-cell>
        </table:table-row>
      </table:table>
      <text:p text:style-name="P16"/>
      <text:p text:style-name="P16">[langs.trans(PaymentConditions);onformat=decode] : [doc.cond_reglement;magnet=text:p]</text:p>
      <text:p text:style-name="P16">[langs.trans(PaymentMode);onformat=decode] : [doc.mode_reglement;magnet=text:p]</text:p>
      <text:p text:style-name="P16"/>
      <text:p text:style-name="P16">[langs.trans(DeliveryAddress);onformat=decode] :<text:line-break/><text:span text:style-name="T3">[contact.SHIPPING.societe]</text:span><text:line-break/>[contact.SHIPPING.civility] [contact.SHIPPING.firstname] [contact.SHIPPING.lastname;magnet=text:p]<text:line-break/>[contact.SHIPPING.address]<text:line-break/>[contact.SHIPPING.cp] [contact.SHIPPING.ville]<text:line-break/><text:soft-page-break/>[contact.SHIPPING.pay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8pt" style:font-size-complex="8pt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font-weight="normal" style:font-name-asian="WenQuanYi Micro Hei1" style:font-weight-asian="normal" style:font-name-complex="Lohit Hindi2" style:font-weight-complex="normal"/>
    </style:style>
    <style:style style:name="MT2" style:family="text">
      <style:text-properties fo:font-size="7pt" officeooo:rsid="0006a122" style:font-size-complex="7pt"/>
    </style:style>
    <style:style style:name="MT3" style:family="text">
      <style:text-properties fo:font-size="7pt" style:font-size-complex="7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[langs.trans(Order);onformat=decode] [doc.ref]</text:p>
        <text:p text:style-name="MP2">[langs.trans(RefCustomer);onformat=decode] : [doc.ref_client;magnet=text:p]</text:p>
        <text:p text:style-name="MP2">[langs.trans(OrderDate);onformat=decode] : [doc.date_fr;magnet=text:p]</text:p>
        <text:p text:style-name="MP2">[langs.trans(DateDeliveryPlanned);onformat=decode] : [doc.date_livraison_fr;magnet=text:p]</text:p>
        <text:p text:style-name="MP2"/>
        <text:p text:style-name="MP2">[langs.trans(Propal);onformat=decode] : [doc_linked.propal.0.ref;magnet=text:p] ([doc_linked.propal.0.ref_client])</text:p>
        <text:p text:style-name="MP2">[langs.trans(PropalDate);onformat=decode] : [doc_linked.propal.0.datep_fr;magnet=text:p]</text:p>
      </style:header>
      <style:footer>
        <text:p text:style-name="MP3"><text:span text:style-name="MT1">[onshow.mysoc.address_nobr;strconv=no] – [onshow.mysoc.zip] [onshow.mysoc.town] – [onshow.mysoc.country]</text:span></text:p>
        <text:p text:style-name="MP4">[langs.trans(PhoneNumber);onformat=decode] : [onshow.mysoc.phone] – [langs.trans(Fax);onformat=decode] : [onshow.mysoc.fax]</text:p>
        <text:p text:style-name="MP5">[onshow.mysoc.email] – [onshow.mysoc.url]</text:p>
        <text:p text:style-name="MP6"><text:span text:style-name="MT2">[onshow.mysoc.forme_juridique]</text:span><text:span text:style-name="MT3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6:28:02</meta:creation-date>
    <dc:date>2014-04-14T10:14:54.240413107</dc:date>
    <dc:creator>Geoffrey Girard</dc:creator>
    <meta:editing-duration>PT43M50S</meta:editing-duration>
    <meta:editing-cycles>45</meta:editing-cycles>
    <meta:generator>LibreOffice/4.1.3.2$Linux_X86_64 LibreOffice_project/410m0$Build-2</meta:generator>
    <meta:document-statistic meta:table-count="2" meta:image-count="0" meta:object-count="0" meta:page-count="2" meta:paragraph-count="53" meta:word-count="123" meta:character-count="2782" meta:non-whitespace-character-count="2703"/>
  </office:meta>
</office:document-meta>
</file>